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237a" officeooo:paragraph-rsid="000b237a"/>
    </style:style>
    <style:style style:name="P2" style:family="paragraph" style:parent-style-name="Standard">
      <style:text-properties fo:font-weight="bold" officeooo:rsid="000b237a" officeooo:paragraph-rsid="000b237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dfbb3" style:font-weight-asian="normal" style:font-weight-complex="normal"/>
    </style:style>
    <style:style style:name="T4" style:family="text">
      <style:text-properties officeooo:rsid="000cef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se case name</text:span>: “<text:span text:style-name="T4">S</text:span>et up a game”</text:p>
      <text:p text:style-name="P2"/>
      <text:p text:style-name="P2">Scope:<text:span text:style-name="T2"> A java application that allows the user to play Robot Riochet against other users and computer players</text:span></text:p>
      <text:p text:style-name="P2"/>
      <text:p text:style-name="P2">Level: <text:span text:style-name="T2">user-goal</text:span></text:p>
      <text:p text:style-name="P2"/>
      <text:p text:style-name="P2">Primary Actor: <text:span text:style-name="T2">observer </text:span></text:p>
      <text:p text:style-name="P2"/>
      <text:p text:style-name="P2">Stakeholders and Interests:</text:p>
      <text:p text:style-name="P2"><text:tab/><text:span text:style-name="T2">- Observer: When setting up a new game, the observer wants to easily observe the output of the game setup including the board (either simple or complex), the robot pieces, and the target squares.</text:span></text:p>
      <text:p text:style-name="P2"><text:span text:style-name="T2"><text:tab/>-Game is designed for children so want set up to be implemented behind the scenes with a simple push of a button or selection of “New Game”</text:span></text:p>
      <text:p text:style-name="P2"/>
      <text:p text:style-name="P2">Preconditions:</text:p>
      <text:p text:style-name="P2"><text:tab/><text:span text:style-name="T2">-On setting up a new game, the board must be assembled so that there is 4 different sections (red, green, blue, and yellow) and each of the 4 robot pieces must be placed on the board randomly such that none of the pieces are placed on a target square.</text:span></text:p>
      <text:p text:style-name="P2"/>
      <text:p text:style-name="P2">Success Gurantee:</text:p>
      <text:p text:style-name="P2"><text:tab/><text:span text:style-name="T2">- The robot pieces must be placed on the board randomly such that no piece starts on a target square.</text:span></text:p>
      <text:p text:style-name="P2"/>
      <text:p text:style-name="P2">Main Success Scenario:</text:p>
      <text:p text:style-name="P2"><text:tab/><text:span text:style-name="T2">-Observer requests new game initialization, enters number of user players (if less than 4, computer players will also play)</text:span></text:p>
      <text:p text:style-name="P2"><text:span text:style-name="T2"><text:tab/>-The board is properly displayed with 4 sections, 4 robots pieces randomly placed, and target squares are randomly placed.</text:span></text:p>
      <text:p text:style-name="P2"/>
      <text:p text:style-name="P2">Extensions:</text:p>
      <text:p text:style-name="P2"><text:tab/><text:span text:style-name="T2">-At any point the user will have the ability to restart the game to a new random configuration of sections, robots, and target squares.</text:span></text:p>
      <text:p text:style-name="P2"/>
      <text:p text:style-name="P2">Special Requirements:</text:p>
      <text:p text:style-name="P2"><text:tab/><text:span text:style-name="T2">-Colors for the board, robot pieces, and target squares must be selected to cater to users with color vision deficiency and in such a manner that it is evident that all 4 robot pieces are a distinct color. </text:span></text:p>
      <text:p text:style-name="P2"><text:span text:style-name="T2"><text:tab/>-</text:span><text:span text:style-name="T3">If user choose complex board setup, must add diagonal road blocks.</text:span></text:p>
      <text:p text:style-name="P2"><text:span text:style-name="T2"/></text:p>
      <text:p text:style-name="P2">Technology and Data Variations List: <text:span text:style-name="T2">N/A</text:span></text:p>
      <text:p text:style-name="P2"/>
      <text:p text:style-name="P2">Frequency of Occurence:</text:p>
      <text:p text:style-name="P2"><text:tab/>-<text:span text:style-name="T2">The observer has the ability to restart at any point to start with a new random configuration</text:span></text:p>
      <text:p text:style-name="P2"><text:span text:style-name="T2"/></text:p>
      <text:p text:style-name="P2">Misceallaenous: <text:span text:style-name="T2">N/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8:26:40.699160120</meta:creation-date>
    <dc:date>2020-02-11T00:00:27.409378611</dc:date>
    <meta:editing-duration>PT4H57M1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311" meta:character-count="1816" meta:non-whitespace-character-count="1516"/>
  </office:meta>
</office:document-meta>
</file>